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color="#000000"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3672311" text:style-name="L1">
        <text:list-header>
          <text:p text:style-name="P3"/>
        </text:list-header>
        <text:list-item>
          <text:p text:style-name="P3">Test set ubaci u WekaClassifier i vidi koliko je precizan! I da istampa sve pogresno klasifikovane da bi mogao <text:span text:style-name="T4">malo to da prodiskutujem</text:span></text:p>
        </text:list-item>
        <text:list-item>
          <text:p text:style-name="P3">Zalepi <text:span text:style-name="T4">notrec</text:span> jer tako negiram tu rec i smanjijem joj znacaj a bez lepljenja i ne bas!</text:p>
        </text:list-item>
        <text:list-item>
          <text:p text:style-name="P3">Zameni notnot(not)*rec sa notrec</text:p>
        </text:list-item>
        <text:list-item>
          <text:p text:style-name="P3">Probaj <text:span text:style-name="T4">MaxEnt</text:span> classifier u openNLP</text:p>
        </text:list-item>
        <text:list-item>
          <text:p text:style-name="P3">Provali kako <text:span text:style-name="T4">Stanford classifier i CoreNLP rade</text:span></text:p>
        </text:list-item>
        <text:list-item>
          <text:p text:style-name="P3">Sve ove nove radove o ML poskidaj i istampaj pre Japana!</text:p>
        </text:list-item>
        <text:list-item>
          <text:p text:style-name="P4">Remove non-English words:<text:span text:style-name="T5"> </text:span><text:a xlink:type="simple" xlink:href="http://code.google.com/apis/language/translate/v1/using_rest_langdetect.html"><text:span text:style-name="T5">http://code.google.com/apis/language/translate/v1/using_rest_langdetect.html</text:span></text:a><text:span text:style-name="T5"> </text:span></text:p>
        </text:list-item>
        <text:list-item>
          <text:p text:style-name="P3">Probaj SMO u weki to je kao SVM valjda</text:p>
        </text:list-item>
        <text:list-item>
          <text:p text:style-name="P3">Kako se pravi Intance representation str 43. <text:s/>??</text:p>
        </text:list-item>
        <text:list-item>
          <text:p text:style-name="P3"/>
        </text:list-item>
        <text:list-item>
          <text:p text:style-name="P3"><text:span text:style-name="T4">Prevedi smajlije u tekst </text:span>:) → happy :( → <text:s/>sad &lt;3 → love <text:s/>:O shocked</text:p>
          <text:p text:style-name="P3"><text:a xlink:type="simple" xlink:href="http://www.datagenetics.com/blog/october52012/index.html">http://www.datagenetics.com/blog/october52012/index.html</text:a></text:p>
          <text:p text:style-name="P3">obrati paznju na i na to da moze :d i :D ili :o i :O ...p P </text:p>
        </text:list-item>
        <text:list-item>
          <text:p text:style-name="P3">Probaj kaggle takmicenje da <text:span text:style-name="T4">submitujes</text:span>!</text:p>
        </text:list-item>
        <text:list-item>
          <text:p text:style-name="P3"/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29T10:26:34</dc:date>
    <dc:creator>Aleksandar </dc:creator>
    <meta:editing-duration>P4DT5H41M25S</meta:editing-duration>
    <meta:editing-cycles>148</meta:editing-cycles>
    <meta:document-statistic meta:table-count="0" meta:image-count="0" meta:object-count="0" meta:page-count="1" meta:paragraph-count="13" meta:word-count="139" meta:character-count="814" meta:non-whitespace-character-count="696"/>
  </office:meta>
</office:document-meta>
</file>